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9.95cm" fo:min-width="2.9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458cm" fo:min-width="0.208cm"/>
    </style:style>
    <style:style style:name="gr3" style:family="graphic" style:parent-style-name="standard" style:list-style-name="L1">
      <style:graphic-properties draw:stroke="none" svg:stroke-color="#000000" draw:fill="none" draw:fill-color="#ffffff" fo:min-height="0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Arrow_20_Line" style:list-style-name="L1">
      <style:graphic-properties svg:stroke-color="#808080" draw:textarea-vertical-align="middle" draw:line-distance="3.301cm"/>
      <style:paragraph-properties style:writing-mode="lr-tb"/>
    </style:style>
    <style:style style:name="gr6" style:family="graphic" style:parent-style-name="Arrow_20_Line" style:list-style-name="L1">
      <style:graphic-properties draw:textarea-vertical-align="middle" draw:line-distance="3.1cm"/>
      <style:paragraph-properties style:writing-mode="lr-tb"/>
    </style:style>
    <style:style style:name="gr7" style:family="graphic" style:parent-style-name="Arrow_20_Line">
      <style:graphic-properties draw:textarea-vertical-align="middle"/>
      <style:paragraph-properties style:writing-mode="lr-tb"/>
    </style:style>
    <style:style style:name="gr8" style:family="graphic" style:parent-style-name="Arrow_20_Line" style:list-style-name="L1">
      <style:graphic-properties svg:stroke-color="#808080" draw:textarea-vertical-align="middle" draw:line-distance="3.301cm"/>
      <style:paragraph-properties style:writing-mode="lr-tb"/>
    </style:style>
    <style:style style:name="gr9" style:family="graphic" style:parent-style-name="Arrow_20_Line" style:list-style-name="L1">
      <style:graphic-properties svg:stroke-color="#808080" draw:textarea-vertical-align="middle" draw:line-distance="3.2cm"/>
      <style:paragraph-properties style:writing-mode="lr-tb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P5" style:family="paragraph">
      <style:text-properties fo:font-size="14pt"/>
    </style:style>
    <style:style style:name="P6" style:family="paragraph">
      <loext:graphic-properties draw:fill="none" draw:fill-color="#ffffff"/>
      <style:text-properties fo:font-size="14pt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text-align="center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4cm" svg:height="10.2cm" svg:x="8.3cm" svg:y="6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9.4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9.4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9cm" svg:height="1cm" svg:x="1cm" svg:y="1cm">
          <draw:text-box>
            <text:p text:style-name="P3">Go Tronic ASB01 servomotor support </text:p>
          </draw:text-box>
        </draw:frame>
        <draw:frame draw:style-name="gr4" draw:text-style-name="P6" draw:layer="layout" svg:width="6.698cm" svg:height="1.916cm" svg:x="0.984cm" svg:y="2.2cm">
          <draw:text-box>
            <text:list text:style-name="L1">
              <text:list-item>
                <text:p text:style-name="P5">Top view</text:p>
              </text:list-item>
              <text:list-item>
                <text:p text:style-name="P5">Not to scale</text:p>
              </text:list-item>
              <text:list-item>
                <text:p text:style-name="P5"><text:span text:style-name="T1">All holes </text:span><text:span text:style-name="T1">diameter : 3 </text:span><text:span text:style-name="T1">mm</text:span></text:p>
              </text:list-item>
            </text:list>
          </draw:text-box>
        </draw:frame>
        <draw:measure draw:style-name="gr5" draw:text-style-name="P7" draw:layer="measurelines" svg:x1="9.799cm" svg:y1="8.045cm" svg:x2="9.8cm" svg:y2="15.7cm">
          <text:p text:style-name="P7"><text:measure text:kind="gap"/>48 mm</text:p>
        </draw:measure>
        <draw:measure draw:style-name="gr6" draw:text-style-name="P7" draw:layer="measurelines" svg:x1="11.7cm" svg:y1="6.8cm" svg:x2="11.7cm" svg:y2="17cm">
          <text:p text:style-name="P7"><text:measure text:kind="gap"/>61 mm<text:measure text:kind="gap"/></text:p>
        </draw:measure>
        <draw:measure draw:style-name="gr7" draw:text-style-name="P8" draw:layer="measurelines" svg:x1="11.7cm" svg:y1="17.1cm" svg:x2="8.3cm" svg:y2="17.1cm">
          <text:p text:style-name="P7">11 mm</text:p>
        </draw:measure>
        <draw:measure draw:style-name="gr8" draw:text-style-name="P7" draw:layer="layout" svg:x1="9.9cm" svg:y1="8.044cm" svg:x2="9.9cm" svg:y2="6.8cm">
          <text:p text:style-name="P7"><text:measure text:kind="gap"/>6,5 mm</text:p>
        </draw:measure>
        <draw:measure draw:style-name="gr9" draw:text-style-name="P7" draw:layer="layout" svg:x1="9.9cm" svg:y1="16.982cm" svg:x2="9.9cm" svg:y2="15.699cm">
          <text:p text:style-name="P7"><text:measure text:kind="gap"/>6,5 mm</text:p>
        </draw:measur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r </meta:initial-creator>
    <meta:creation-date>2020-08-13T09:00:47.391588681</meta:creation-date>
    <dc:date>2020-08-13T09:11:23.981997140</dc:date>
    <dc:creator>ar </dc:creator>
    <meta:editing-duration>PT10M32S</meta:editing-duration>
    <meta:editing-cycles>11</meta:editing-cycles>
    <meta:generator>LibreOffice/6.4.4.2$Linux_X86_64 LibreOffice_project/40$Build-2</meta:generator>
    <meta:document-statistic meta:object-count="10"/>
  </office:meta>
</office:document-meta>
</file>